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rchment" svg:font-family="Parchment" style:font-family-generic="script" style:font-pitch="variable" svg:panose-1="3 4 6 2 4 7 8 4 8 4"/>
    <style:font-face style:name="Spectre 007" svg:font-family="Spectre 007" style:font-family-generic="system" style:font-pitch="variable" svg:panose-1="2 0 5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center" style:position="3.25in"/>
          <style:tab-stop style:type="left" style:position="5.2444in"/>
        </style:tab-stops>
      </style:paragraph-properties>
    </style:style>
    <style:style style:name="T2" style:parent-style-name="DefaultParagraphFont" style:family="text">
      <style:text-properties style:font-name="Parchment" fo:color="#FFFFFF" fo:font-size="9pt" style:font-size-asian="9pt" style:font-size-complex="9pt"/>
    </style:style>
    <style:style style:name="T3" style:parent-style-name="DefaultParagraphFont" style:family="text">
      <style:text-properties style:font-name="Parchment" fo:color="#FFFFFF" fo:font-size="9pt" style:font-size-asian="9pt" style:font-size-complex="9pt"/>
    </style:style>
    <style:style style:name="P4" style:parent-style-name="Normal" style:family="paragraph">
      <style:paragraph-properties fo:text-align="center" fo:line-height="90%"/>
      <style:text-properties style:font-name="Spectre 007" fo:font-size="90pt" style:font-size-asian="90pt" style:font-size-complex="120pt"/>
    </style:style>
    <style:style style:name="P5" style:parent-style-name="Normal" style:family="paragraph">
      <style:paragraph-properties fo:text-align="center" fo:line-height="90%"/>
    </style:style>
    <style:style style:name="T6" style:parent-style-name="DefaultParagraphFont" style:family="text">
      <style:text-properties style:font-name="Parchment" fo:color="#FFFFFF" fo:font-size="9pt" style:font-size-asian="9pt" style:font-size-complex="9pt"/>
    </style:style>
    <style:style style:name="P7" style:parent-style-name="Normal" style:family="paragraph">
      <style:paragraph-properties>
        <style:tab-stops>
          <style:tab-stop style:type="center" style:position="3.25in"/>
          <style:tab-stop style:type="left" style:position="5.2444in"/>
        </style:tab-stops>
      </style:paragraph-properties>
      <style:text-properties style:font-name="Parchment" fo:color="#FFFFFF" fo:font-size="9pt" style:font-size-asian="9pt" style:font-size-complex="9pt"/>
    </style:style>
    <style:style style:name="P8" style:parent-style-name="Normal" style:family="paragraph">
      <style:paragraph-properties>
        <style:tab-stops>
          <style:tab-stop style:type="center" style:position="3.25in"/>
          <style:tab-stop style:type="left" style:position="5.2444in"/>
        </style:tab-stops>
      </style:paragraph-properties>
    </style:style>
    <style:style style:name="T9" style:parent-style-name="DefaultParagraphFont" style:family="text">
      <style:text-properties style:font-name="Parchment" fo:color="#FFFFFF" fo:font-size="9pt" style:font-size-asian="9pt" style:font-size-complex="9pt"/>
    </style:style>
    <style:style style:name="P10" style:parent-style-name="Normal" style:family="paragraph">
      <style:text-properties style:font-name="Parchment" fo:font-size="90pt" style:font-size-asian="90pt" style:font-size-complex="90pt"/>
    </style:style>
    <style:style style:name="T11" style:parent-style-name="DefaultParagraphFont" style:family="text">
      <style:text-properties style:font-name="Parchment" fo:color="#FFFFFF" fo:font-size="9pt" style:font-size-asian="9pt" style:font-size-complex="9pt"/>
    </style:style>
    <style:style style:name="P12" style:parent-style-name="Normal" style:family="paragraph">
      <style:text-properties style:font-name="Parchment" fo:font-size="300pt" style:font-size-asian="300pt" style:font-size-complex="300pt"/>
    </style:style>
    <style:style style:name="T13" style:parent-style-name="DefaultParagraphFont" style:family="text">
      <style:text-properties style:font-name="Parchment" fo:color="#FFFFFF" fo:font-size="9pt" style:font-size-asian="9pt" style:font-size-complex="9pt"/>
    </style:style>
    <style:style style:name="P14" style:parent-style-name="Normal" style:family="paragraph">
      <style:text-properties style:font-name="Parchment" fo:font-size="80pt" style:font-size-asian="80pt"/>
    </style:style>
    <style:style style:name="T15" style:parent-style-name="DefaultParagraphFont" style:family="text">
      <style:text-properties style:font-name="Parchment" fo:color="#FFFFFF" fo:font-size="9pt" style:font-size-asian="9pt" style:font-size-complex="9pt"/>
    </style:style>
    <style:style style:name="P16" style:parent-style-name="Normal" style:family="paragraph">
      <style:paragraph-properties fo:text-align="center" fo:line-height="90%"/>
      <style:text-properties style:font-name="Spectre 007" fo:font-size="90pt" style:font-size-asian="90pt" style:font-size-complex="120pt"/>
    </style:style>
    <style:style style:name="P17" style:parent-style-name="Normal" style:family="paragraph">
      <style:paragraph-properties fo:text-align="center" fo:line-height="90%"/>
    </style:style>
    <style:style style:name="T18" style:parent-style-name="DefaultParagraphFont" style:family="text">
      <style:text-properties style:font-name="Parchment" fo:color="#FFFFFF" fo:font-size="9pt" style:font-size-asian="9pt" style:font-size-complex="9pt"/>
    </style:style>
    <style:style style:name="T19" style:parent-style-name="DefaultParagraphFont" style:family="text">
      <style:text-properties style:font-name="Parchment" fo:color="#FFFFFF" fo:font-size="9pt" style:font-size-asian="9pt" style:font-size-complex="9pt"/>
    </style:style>
    <style:style style:name="T20" style:parent-style-name="DefaultParagraphFont" style:family="text">
      <style:text-properties style:font-name="Parchment" fo:color="#FFFFFF" fo:font-size="9pt" style:font-size-asian="9pt" style:font-size-complex="9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outside" style:horizontal-rel="page-content" style:vertical-rel="paragraph" style:horizontal-pos="right" style:vertical-pos="from-top" draw:auto-grow-width="false" draw:auto-grow-height="true"/>
      <style:paragraph-properties style:font-independent-line-spacing="false" style:writing-mode="lr-tb"/>
    </style:style>
    <style:style style:family="graphic" style:name="a1">
      <style:graphic-properties style:wrap="run-through" style:run-through="background" draw:fill="gradient" draw:fill-gradient-name="a0" draw:stroke="solid" svg:stroke-width="0.01389in" svg:stroke-color="#2f528f" svg:stroke-opacity="100%" draw:stroke-linejoin="miter" svg:stroke-linecap="butt" style:horizontal-rel="page" style:vertical-rel="paragraph" style:horizontal-pos="righ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background" fo:clip="rect(0.16672in, 2.34159in, 2.97158in, 0.20836in)" style:horizontal-rel="page-content" style:vertical-rel="paragraph" style:horizontal-pos="center" style:vertical-pos="from-top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back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back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fo:clip="rect(0.16672in, 2.34159in, 2.97158in, 0.20836in)"/>
    </style:style>
    <style:style style:family="graphic" style:name="a3" style:parent-style-name="Graphics">
      <style:graphic-properties fo:border="0.01042in none" fo:background-color="transparent" fo:clip="rect(0.16672in, 2.34159in, 2.97158in, 0.20836in)"/>
    </style:style>
    <style:style style:family="graphic" style:name="a4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custom-shape svg:x="0in" svg:y="-1in" svg:width="8.47222in" svg:height="10.97222in" draw:z-index="251657214" draw:id="id0" draw:style-name="a1" draw:name="Rectangle 12" text:anchor-type="paragraph"><svg:title/><svg:desc/><draw:enhanced-geometry draw:type="non-primitive" svg:viewBox="0 0 21600 21600" draw:enhanced-path="M 0 0 L 21600 0 21600 21600 0 21600 Z N"/></draw:custom-shape></text:span><text:span text:style-name="T3"><draw:frame draw:z-index="251671552" draw:id="id1" draw:style-name="a2" draw:name="Text Box 2" text:anchor-type="paragraph" svg:x="-0.00783in" svg:y="-0.72892in" svg:width="2.2625in" svg:height="3.04028in" style:rel-width="scale" style:rel-height="scale"><draw:text-box><text:p text:style-name="P4">L</text:p><text:p text:style-name="P5"><draw:frame draw:style-name="a3" draw:name="Picture 27" text:anchor-type="as-char" svg:x="0in" svg:y="0in" svg:width="1.12604in" svg:height="1.10509in" style:rel-width="scale" style:rel-height="scale"><draw:image xlink:href="media/image1.png" xlink:type="simple" xlink:show="embed" xlink:actuate="onLoad"/><svg:title/><svg:desc/></draw:frame></text:p></draw:text-box><svg:title/><svg:desc/></draw:frame></text:span><text:span text:style-name="T6"><draw:custom-shape svg:x="0in" svg:y="-0.62595in" svg:width="7.70764in" svg:height="10.22153in" draw:z-index="251658239" draw:id="id2" draw:style-name="a4" draw:name="Rectangle: Rounded Corners 2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175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7"/>
      <text:p text:style-name="P8"><text:span text:style-name="T9"><draw:frame draw:z-index="251676672" draw:id="id3" draw:style-name="a5" draw:name="Text Box 2" text:anchor-type="paragraph" svg:x="3.98611in" svg:y="3.25694in" svg:width="1.80556in" svg:height="1.34722in" style:rel-width="scale" style:rel-height="scale"><draw:text-box><text:p text:style-name="P10">éa</text:p></draw:text-box><svg:title/><svg:desc/></draw:frame></text:span><text:span text:style-name="T11"><draw:frame draw:z-index="251662336" draw:id="id4" draw:style-name="a6" draw:name="Text Box 2" text:anchor-type="paragraph" svg:x="1.80556in" svg:y="0.02014in" svg:width="4.11111in" svg:height="4.81944in" style:rel-width="scale" style:rel-height="scale"><draw:text-box><text:p text:style-name="P12">L</text:p></draw:text-box><svg:title/><svg:desc/></draw:frame></text:span><text:span text:style-name="T13"><draw:frame draw:z-index="251674624" draw:id="id5" draw:style-name="a7" draw:name="Text Box 2" text:anchor-type="paragraph" svg:x="0in" svg:y="3.48056in" svg:width="2.58194in" svg:height="1.53611in" style:rel-width="scale" style:rel-height="scale"><draw:text-box><text:p text:style-name="P14"/></draw:text-box><svg:title/><svg:desc/></draw:frame></text:span><text:span text:style-name="T15"><draw:frame draw:z-index="251666432" draw:id="id6" draw:style-name="a8" draw:name="Text Box 2" text:anchor-type="paragraph" svg:x="6.15417in" svg:y="6.18264in" svg:width="2.2625in" svg:height="3.04028in" style:rel-width="scale" style:rel-height="scale"><draw:text-box><text:p text:style-name="P16">L</text:p><text:p text:style-name="P17"><draw:frame draw:style-name="a9" draw:name="Picture 28" text:anchor-type="as-char" svg:x="0in" svg:y="0in" svg:width="1.23107in" svg:height="1.20816in" style:rel-width="scale" style:rel-height="scale"><draw:image xlink:href="media/image1.png" xlink:type="simple" xlink:show="embed" xlink:actuate="onLoad"/><svg:title/><svg:desc/></draw:frame></text:p></draw:text-box><svg:title/><svg:desc/></draw:frame></text:span><text:span text:style-name="T18"><draw:frame draw:z-index="251672576" draw:style-name="a10" draw:name="Picture 26" text:anchor-type="paragraph" svg:x="0in" svg:y="4.28333in" svg:width="3.23611in" svg:height="3.17581in" style:rel-width="scale" style:rel-height="scale"><draw:image xlink:href="media/image1.png" xlink:type="simple" xlink:show="embed" xlink:actuate="onLoad"/><svg:title/><svg:desc/></draw:frame></text:span><text:span text:style-name="T19"><text:tab/></text:span><text:span text:style-name="T20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rchment" svg:font-family="Parchment" style:font-family-generic="script" style:font-pitch="variable" svg:panose-1="3 4 6 2 4 7 8 4 8 4"/>
    <style:font-face style:name="Spectre 007" svg:font-family="Spectre 007" style:font-family-generic="system" style:font-pitch="variable" svg:panose-1="2 0 5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linear" draw:angle="3150" draw:start-color="#cfcccc" draw:end-color="#e0dfdf" draw:start-intensity="100%" draw:end-intensity="100%"/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runa Anghel</meta:initial-creator>
    <dc:creator>Miruna Anghel</dc:creator>
    <meta:creation-date>2018-05-25T09:10:00Z</meta:creation-date>
    <dc:date>2018-05-30T15:22:00Z</dc:date>
    <meta:template xlink:href="Normal" xlink:type="simple"/>
    <meta:editing-cycles>3</meta:editing-cycles>
    <meta:editing-duration>PT600S</meta:editing-duration>
    <meta:document-statistic meta:page-count="1" meta:paragraph-count="1" meta:word-count="1" meta:character-count="12" meta:row-count="1" meta:non-whitespace-character-count="12"/>
  </office:meta>
</office:document-meta>
</file>